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13.467291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7">
            <text:p>ATGOV-T10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7">
            <text:p>Invo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rue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3.32291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10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office:value-type="string" table:style-name="ce2">
            <text:p>Obsolete?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cac:InvoiceLine) &lt; 9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//cac:AccountingCustomerParty/cac:Party/cac:PostalAddress/cac:Country/cbc:IdentificationCode = 'AT') and (cbc:Note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//cac:PayeeFinancialAccount/cbc:ID) 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7">
            <text:p>T10</text:p>
          </table:table-cell>
          <table:table-cell office:value-type="string" table:style-name="ce7">
            <text:p>ATGOV-T10-R006</text:p>
          </table:table-cell>
          <table:table-cell office:value-type="string" table:style-name="ce8">
            <text:p>(//cbc:AccountingCost)</text:p>
          </table:table-cell>
          <table:table-cell office:value-type="string" table:style-name="ce8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//cac:PaymentTerms/cac:SettlementPeriod) &lt;= 2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//cac:AdditionalDocumentReference/cac:Attachment/cbc:EmbeddedDocumentBinaryObject) &lt;= 20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//cac:PayeeFinancialAccount/cbc:ID) &gt;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020" table:style-name="ce4"/>
          <table:table-cell table:number-columns-repeated="1536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5">
            <text:p>/ubl:Invoice/cac:AccountingSupplierParty/cac:Party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5">
            <text:p>/ubl:Invoice/cac:InvoiceLin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5">
            <text:p>/ubl:Invoice/cac:PaymentTerm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tachments</text:p>
          </table:table-cell>
          <table:table-cell office:value-type="string" table:style-name="ce5">
            <text:p>/ubl:Invoice/cac:AdditionalDocumentReference</text:p>
          </table:table-cell>
          <table:table-cell table:style-name="ce5"/>
          <table:table-cell table:number-columns-repeated="16380" table:style-name="ce11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5"/>
          <table:table-cell table:number-columns-repeated="16380" table:style-name="ce11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number-columns-repeated="1020" table:default-cell-style-name="ce1"/>
        <table:table-column table:style-name="co7" table:number-columns-repeated="15360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7">
          <table:table-cell table:style-name="ce1"/>
          <table:table-cell office:value-type="string" table:style-name="ce1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16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09:28:27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